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7" style:family="table-cell" style:parent-style-name="Default">
      <style:table-cell-properties fo:border="0.002cm solid #000000"/>
      <style:text-properties fo:color="#000099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table:style-name="ce3"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office:value-type="string">
            <text:p>[<text:span text:style-name="T1">µ</text:span>m]</text:p>
          </table:table-cell>
          <table:table-cell table:style-name="ce4" office:value-type="string">
            <text:p>-</text:p>
          </table:table-cell>
          <table:table-cell table:number-columns-repeated="7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float" office:value="18.3">
            <text:p>18,3</text:p>
          </table:table-cell>
          <table:table-cell table:style-name="ce2" office:value-type="float" office:value="2.8">
            <text:p>2,8</text:p>
          </table:table-cell>
          <table:table-cell table:style-name="ce2" table:formula="of:=[.B3]-[.C3]" office:value-type="float" office:value="15.5">
            <text:p>15,5</text:p>
          </table:table-cell>
          <table:table-cell table:style-name="ce2" table:formula="of:=[.D3]/[.$D$13]*100" office:value-type="float" office:value="5.19663392228518">
            <text:p>5,2</text:p>
          </table:table-cell>
          <table:table-cell table:style-name="ce2" table:formula="of:=[.D13]-[.D3]" office:value-type="float" office:value="282.77">
            <text:p>282,77</text:p>
          </table:table-cell>
          <table:table-cell table:style-name="ce2" table:formula="of:=[.F3]/[.$D$13]*100" office:value-type="float" office:value="94.8033660777148">
            <text:p>94,8</text:p>
          </table:table-cell>
          <table:table-cell/>
          <table:table-cell table:formula="of:=[.A3]" office:value-type="float" office:value="500">
            <text:p>500</text:p>
          </table:table-cell>
          <table:table-cell table:formula="of:=[.G3]" office:value-type="float" office:value="94.8033660777148">
            <text:p>94,8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2.8">
            <text:p>42,8</text:p>
          </table:table-cell>
          <table:table-cell office:value-type="float" office:value="2.8">
            <text:p>2,8</text:p>
          </table:table-cell>
          <table:table-cell table:formula="of:=[.B4]-[.C4]" office:value-type="float" office:value="40">
            <text:p>40</text:p>
          </table:table-cell>
          <table:table-cell table:formula="of:=[.D4]/[.$D$13]*100" office:value-type="float" office:value="13.4106681865424">
            <text:p>13,41</text:p>
          </table:table-cell>
          <table:table-cell table:formula="of:=[.F3]-[.D4]" office:value-type="float" office:value="242.77">
            <text:p>242,77</text:p>
          </table:table-cell>
          <table:table-cell table:formula="of:=[.F4]/[.$D$13]*100" office:value-type="float" office:value="81.3926978911724">
            <text:p>81,39</text:p>
          </table:table-cell>
          <table:table-cell/>
          <table:table-cell table:formula="of:=[.A4]" office:value-type="float" office:value="355">
            <text:p>355</text:p>
          </table:table-cell>
          <table:table-cell table:formula="of:=[.G4]" office:value-type="float" office:value="81.3926978911724">
            <text:p>81,39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2.8">
            <text:p>22,8</text:p>
          </table:table-cell>
          <table:table-cell office:value-type="float" office:value="2.7">
            <text:p>2,7</text:p>
          </table:table-cell>
          <table:table-cell table:formula="of:=[.B5]-[.C5]" office:value-type="float" office:value="20.1">
            <text:p>20,1</text:p>
          </table:table-cell>
          <table:table-cell table:formula="of:=[.D5]/[.$D$13]*100" office:value-type="float" office:value="6.73886076373756">
            <text:p>6,74</text:p>
          </table:table-cell>
          <table:table-cell table:formula="of:=[.F4]-[.D5]" office:value-type="float" office:value="222.67">
            <text:p>222,67</text:p>
          </table:table-cell>
          <table:table-cell table:formula="of:=[.F5]/[.$D$13]*100" office:value-type="float" office:value="74.6538371274349">
            <text:p>74,65</text:p>
          </table:table-cell>
          <table:table-cell/>
          <table:table-cell table:formula="of:=[.A5]" office:value-type="float" office:value="300">
            <text:p>300</text:p>
          </table:table-cell>
          <table:table-cell table:formula="of:=[.G5]" office:value-type="float" office:value="74.6538371274349">
            <text:p>74,65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.5">
            <text:p>23,5</text:p>
          </table:table-cell>
          <table:table-cell office:value-type="float" office:value="2.7">
            <text:p>2,7</text:p>
          </table:table-cell>
          <table:table-cell table:formula="of:=[.B6]-[.C6]" office:value-type="float" office:value="20.8">
            <text:p>20,8</text:p>
          </table:table-cell>
          <table:table-cell table:formula="of:=[.D6]/[.$D$13]*100" office:value-type="float" office:value="6.97354745700205">
            <text:p>6,97</text:p>
          </table:table-cell>
          <table:table-cell table:formula="of:=[.F5]-[.D6]" office:value-type="float" office:value="201.87">
            <text:p>201,87</text:p>
          </table:table-cell>
          <table:table-cell table:formula="of:=[.F6]/[.$D$13]*100" office:value-type="float" office:value="67.6802896704328">
            <text:p>67,68</text:p>
          </table:table-cell>
          <table:table-cell/>
          <table:table-cell table:formula="of:=[.A6]" office:value-type="float" office:value="250">
            <text:p>250</text:p>
          </table:table-cell>
          <table:table-cell table:formula="of:=[.G6]" office:value-type="float" office:value="67.6802896704328">
            <text:p>67,68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6.2">
            <text:p>16,2</text:p>
          </table:table-cell>
          <table:table-cell office:value-type="float" office:value="2.7">
            <text:p>2,7</text:p>
          </table:table-cell>
          <table:table-cell table:formula="of:=[.B7]-[.C7]" office:value-type="float" office:value="13.5">
            <text:p>13,5</text:p>
          </table:table-cell>
          <table:table-cell table:formula="of:=[.D7]/[.$D$13]*100" office:value-type="float" office:value="4.52610051295806">
            <text:p>4,53</text:p>
          </table:table-cell>
          <table:table-cell table:formula="of:=[.F6]-[.D7]" office:value-type="float" office:value="188.37">
            <text:p>188,37</text:p>
          </table:table-cell>
          <table:table-cell table:formula="of:=[.F7]/[.$D$13]*100" office:value-type="float" office:value="63.1541891574748">
            <text:p>63,15</text:p>
          </table:table-cell>
          <table:table-cell/>
          <table:table-cell table:formula="of:=[.A7]" office:value-type="float" office:value="212">
            <text:p>212</text:p>
          </table:table-cell>
          <table:table-cell table:formula="of:=[.G7]" office:value-type="float" office:value="63.1541891574748">
            <text:p>63,15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3.9">
            <text:p>33,9</text:p>
          </table:table-cell>
          <table:table-cell office:value-type="float" office:value="2.9">
            <text:p>2,9</text:p>
          </table:table-cell>
          <table:table-cell table:formula="of:=[.B8]-[.C8]" office:value-type="float" office:value="31">
            <text:p>31</text:p>
          </table:table-cell>
          <table:table-cell table:formula="of:=[.D8]/[.$D$13]*100" office:value-type="float" office:value="10.3932678445704">
            <text:p>10,39</text:p>
          </table:table-cell>
          <table:table-cell table:formula="of:=[.F7]-[.D8]" office:value-type="float" office:value="157.37">
            <text:p>157,37</text:p>
          </table:table-cell>
          <table:table-cell table:formula="of:=[.F8]/[.$D$13]*100" office:value-type="float" office:value="52.7609213129044">
            <text:p>52,76</text:p>
          </table:table-cell>
          <table:table-cell/>
          <table:table-cell table:formula="of:=[.A8]" office:value-type="float" office:value="150">
            <text:p>150</text:p>
          </table:table-cell>
          <table:table-cell table:formula="of:=[.G8]" office:value-type="float" office:value="52.7609213129044">
            <text:p>52,7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.5">
            <text:p>39,5</text:p>
          </table:table-cell>
          <table:table-cell office:value-type="float" office:value="2.7">
            <text:p>2,7</text:p>
          </table:table-cell>
          <table:table-cell table:formula="of:=[.B9]-[.C9]" office:value-type="float" office:value="36.8">
            <text:p>36,8</text:p>
          </table:table-cell>
          <table:table-cell table:formula="of:=[.D9]/[.$D$13]*100" office:value-type="float" office:value="12.337814731619">
            <text:p>12,34</text:p>
          </table:table-cell>
          <table:table-cell table:formula="of:=[.F8]-[.D9]" office:value-type="float" office:value="120.57">
            <text:p>120,57</text:p>
          </table:table-cell>
          <table:table-cell table:formula="of:=[.F9]/[.$D$13]*100" office:value-type="float" office:value="40.4231065812854">
            <text:p>40,42</text:p>
          </table:table-cell>
          <table:table-cell/>
          <table:table-cell table:formula="of:=[.A9]" office:value-type="float" office:value="100">
            <text:p>100</text:p>
          </table:table-cell>
          <table:table-cell table:formula="of:=[.G9]" office:value-type="float" office:value="40.4231065812854">
            <text:p>40,4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.5">
            <text:p>15,5</text:p>
          </table:table-cell>
          <table:table-cell office:value-type="float" office:value="2.75">
            <text:p>2,75</text:p>
          </table:table-cell>
          <table:table-cell table:formula="of:=[.B10]-[.C10]" office:value-type="float" office:value="12.75">
            <text:p>12,75</text:p>
          </table:table-cell>
          <table:table-cell table:formula="of:=[.D10]/[.$D$13]*100" office:value-type="float" office:value="4.27465048446039">
            <text:p>4,27</text:p>
          </table:table-cell>
          <table:table-cell table:formula="of:=[.F9]-[.D10]" office:value-type="float" office:value="107.82">
            <text:p>107,82</text:p>
          </table:table-cell>
          <table:table-cell table:formula="of:=[.F10]/[.$D$13]*100" office:value-type="float" office:value="36.148456096825">
            <text:p>36,15</text:p>
          </table:table-cell>
          <table:table-cell/>
          <table:table-cell table:formula="of:=[.A10]" office:value-type="float" office:value="80">
            <text:p>80</text:p>
          </table:table-cell>
          <table:table-cell table:formula="of:=[.G10]" office:value-type="float" office:value="36.148456096825">
            <text:p>36,1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.3">
            <text:p>22,3</text:p>
          </table:table-cell>
          <table:table-cell office:value-type="float" office:value="2.73">
            <text:p>2,73</text:p>
          </table:table-cell>
          <table:table-cell table:formula="of:=[.B11]-[.C11]" office:value-type="float" office:value="19.57">
            <text:p>19,57</text:p>
          </table:table-cell>
          <table:table-cell table:formula="of:=[.D11]/[.$D$13]*100" office:value-type="float" office:value="6.56116941026587">
            <text:p>6,56</text:p>
          </table:table-cell>
          <table:table-cell table:formula="of:=[.F10]-[.D11]" office:value-type="float" office:value="88.25">
            <text:p>88,25</text:p>
          </table:table-cell>
          <table:table-cell table:formula="of:=[.F11]/[.$D$13]*100" office:value-type="float" office:value="29.5872866865591">
            <text:p>29,59</text:p>
          </table:table-cell>
          <table:table-cell/>
          <table:table-cell table:formula="of:=[.A11]" office:value-type="float" office:value="63">
            <text:p>63</text:p>
          </table:table-cell>
          <table:table-cell table:formula="of:=[.G11]" office:value-type="float" office:value="29.5872866865591">
            <text:p>29,59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88.25">
            <text:p>88,25</text:p>
          </table:table-cell>
          <table:table-cell table:formula="of:=[.D12]/[.$D$13]*100" office:value-type="float" office:value="29.5872866865592">
            <text:p>29,59</text:p>
          </table:table-cell>
          <table:table-cell table:formula="of:=[.F11]-[.D12]" office:value-type="float" office:value="0">
            <text:p>0</text:p>
          </table:table-cell>
          <table:table-cell table:formula="of:=[.F12]/[.$D$13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2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3" table:end-x="1.563cm" table:end-y="0.399cm" draw:z-index="0" draw:style-name="gr1" draw:text-style-name="P1" svg:width="23.194cm" svg:height="9.006cm" svg:x="0.95cm" svg:y="0.426cm">
              <draw:object draw:notify-on-update-of-ranges="Sheet1.A3:Sheet1.A11 Sheet1.J1:Sheet1.J2 Sheet1.G3:Sheet1.G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2])" office:value-type="float" office:value="298.27">
            <text:p>298,27</text:p>
          </table:table-cell>
          <table:table-cell table:formula="of:=SUM([.E3:.E12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8" office:value-type="string">
            <text:p>Sabbia Umida Leidi (DOVAL) comp309</text:p>
          </table:table-cell>
          <table:table-cell/>
          <table:table-cell table:style-name="Default"/>
          <table:table-cell table:style-name="ce8" table:number-columns-repeated="2"/>
        </table:table-row>
        <table:table-row table:style-name="ro1">
          <table:table-cell table:style-name="Default" table:number-columns-repeated="2"/>
          <table:table-cell table:style-name="ce8"/>
          <table:table-cell/>
          <table:table-cell table:style-name="Default"/>
          <table:table-cell table:style-name="ce8" table:number-columns-repeated="2"/>
        </table:table-row>
        <table:table-row table:style-name="ro3">
          <table:table-cell table:style-name="ce5" office:value-type="string">
            <text:p>Diametro (µm)</text:p>
          </table:table-cell>
          <table:table-cell table:style-name="ce5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4.8033660777148">
            <text:p>94,8</text:p>
          </table:table-cell>
          <table:table-cell table:number-columns-repeated="5"/>
        </table:table-row>
        <table:table-row table:style-name="ro1">
          <table:table-cell table:style-name="ce7" office:value-type="float" office:value="355">
            <text:p>355</text:p>
          </table:table-cell>
          <table:table-cell table:style-name="ce7" office:value-type="float" office:value="81.3926978911724">
            <text:p>81,39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4.6538371274349">
            <text:p>74,65</text:p>
          </table:table-cell>
          <table:table-cell table:number-columns-repeated="5"/>
        </table:table-row>
        <table:table-row table:style-name="ro1">
          <table:table-cell table:style-name="ce7" office:value-type="float" office:value="250">
            <text:p>250</text:p>
          </table:table-cell>
          <table:table-cell table:style-name="ce7" office:value-type="float" office:value="67.6802896704328">
            <text:p>67,68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3.1541891574748">
            <text:p>63,15</text:p>
          </table:table-cell>
          <table:table-cell table:number-columns-repeated="5"/>
        </table:table-row>
        <table:table-row table:style-name="ro1">
          <table:table-cell table:style-name="ce7" office:value-type="float" office:value="150">
            <text:p>150</text:p>
          </table:table-cell>
          <table:table-cell table:style-name="ce7" office:value-type="float" office:value="52.7609213129044">
            <text:p>52,7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.4231065812854">
            <text:p>40,42</text:p>
          </table:table-cell>
          <table:table-cell table:number-columns-repeated="5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float" office:value="36.148456096825">
            <text:p>36,1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9.5872866865591">
            <text:p>29,5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I33" table:end-x="0.552cm" table:end-y="0.222cm" draw:z-index="0" draw:style-name="gr1" draw:text-style-name="P1" svg:width="18.293cm" svg:height="8.993cm" svg:x="0cm" svg:y="0.26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/12/2014</text:date>, <text:time>12.37.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35S</meta:editing-duration>
    <meta:editing-cycles>11</meta:editing-cycles>
    <meta:generator>OpenOffice/4.0.1$Win32 OpenOffice.org_project/401m5$Build-9714</meta:generator>
    <dc:date>2014-12-19T12:37:04.13</dc:date>
    <meta:document-statistic meta:table-count="3" meta:cell-count="12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94cm" svg:height="8.994cm" xlink:href="." xlink:type="simple" chart:class="chart:scatter" chart:style-name="ch1">
        <chart:plot-area chart:style-name="ch2" chart:data-source-has-labels="both" svg:x="0.903cm" svg:y="0.88cm" svg:width="13.92cm" svg:height="6.954cm">
          <chartooo:coordinate-region svg:x="1.71cm" svg:y="1.092cm" svg:width="12.741cm" svg:height="6.069cm"/>
          <chart:axis chart:dimension="x" chart:name="primary-x" chart:style-name="ch3" chartooo:axis-type="auto">
            <chart:title svg:x="6.747cm" svg:y="8.014cm" chart:style-name="ch4">
              <text:p>Diametro (µm)</text:p>
            </chart:title>
            <chart:categories table:cell-range-address="local-table.$A$2:.$A$10"/>
            <chart:grid chart:style-name="ch5" chart:class="minor"/>
          </chart:axis>
          <chart:axis chart:dimension="y" chart:name="primary-y" chart:style-name="ch6">
            <chart:title svg:x="0.001cm" svg:y="5.40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94.8033660777148">
                <text:p>94.80336607771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81.3926978911724">
                <text:p>81.392697891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4.6538371274349">
                <text:p>74.6538371274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67.6802896704328">
                <text:p>67.6802896704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63.1541891574748">
                <text:p>63.1541891574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52.7609213129044">
                <text:p>52.760921312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0.4231065812854">
                <text:p>40.4231065812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6.148456096825">
                <text:p>36.14845609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29.5872866865591">
                <text:p>29.5872866865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1 Sheet1.J1:Sheet1.J2 Sheet1.G3:Sheet1.G11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1" chart:label-cell-address="Sheet1.J1:Sheet1.J2" chart:class="chart:scatter">
            <chart:domain table:cell-range-address="Sheet1.A3:Sheet1.A11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3:Sheet1.A11</svg:desc>
                </draw:g>
              </table:table-cell>
              <table:table-cell office:value-type="float" office:value="94.8033660777148">
                <text:p>94.8033660777148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81.3926978911724">
                <text:p>81.392697891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4.6538371274349">
                <text:p>74.6538371274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67.6802896704328">
                <text:p>67.6802896704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63.1541891574748">
                <text:p>63.1541891574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52.7609213129044">
                <text:p>52.760921312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0.4231065812854">
                <text:p>40.4231065812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6.148456096825">
                <text:p>36.14845609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29.5872866865591">
                <text:p>29.5872866865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